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2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1" draw:layer="layout" svg:width="3.629cm" svg:height="0.837cm" svg:x="2.891cm" svg:y="13.308cm">
            <text:p text:style-name="P1">Mixer</text:p>
          </draw:rect>
          <draw:custom-shape draw:style-name="gr2" draw:text-style-name="P2" draw:layer="layout" svg:width="0.558cm" svg:height="0.558cm" svg:x="2.194cm" svg:y="13.44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3" draw:text-style-name="P2" draw:layer="layout" svg:width="0.837cm" svg:height="0.837cm" svg:x="2.054cm" svg:y="13.308cm">
            <text:p/>
          </draw:rect>
        </draw:g>
        <draw:g>
          <draw:rect draw:style-name="gr1" draw:text-style-name="P1" draw:layer="layout" svg:width="3.629cm" svg:height="0.838cm" svg:x="2.891cm" svg:y="14.145cm">
            <text:p text:style-name="P1">Konferenzserver</text:p>
          </draw:rect>
          <draw:custom-shape draw:style-name="gr2" draw:text-style-name="P2" draw:layer="layout" svg:width="0.558cm" svg:height="0.558cm" svg:x="2.194cm" svg:y="14.285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3" draw:text-style-name="P2" draw:layer="layout" svg:width="0.837cm" svg:height="0.838cm" svg:x="2.054cm" svg:y="14.145cm">
            <text:p/>
          </draw:rect>
        </draw:g>
        <draw:g draw:id="id1">
          <draw:rect draw:style-name="gr1" draw:text-style-name="P1" draw:layer="layout" svg:width="3.629cm" svg:height="0.837cm" svg:x="2.891cm" svg:y="14.979cm">
            <text:p text:style-name="P1">Teilnehmer</text:p>
          </draw:rect>
          <draw:rect draw:style-name="gr3" draw:text-style-name="P2" draw:layer="layout" svg:width="0.837cm" svg:height="0.837cm" svg:x="2.054cm" svg:y="14.979cm">
            <text:p/>
          </draw:rect>
          <draw:custom-shape draw:style-name="gr2" draw:text-style-name="P2" draw:layer="layout" svg:width="0.558cm" svg:height="0.558cm" svg:x="2.194cm" svg:y="15.118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rect draw:style-name="gr1" draw:text-style-name="P1" draw:layer="layout" svg:width="3.629cm" svg:height="0.837cm" svg:x="16.391cm" svg:y="13.308cm">
            <text:p text:style-name="P1">Mixer</text:p>
          </draw:rect>
          <draw:custom-shape draw:style-name="gr2" draw:text-style-name="P2" draw:layer="layout" svg:width="0.558cm" svg:height="0.558cm" svg:x="15.694cm" svg:y="13.44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3" draw:text-style-name="P2" draw:layer="layout" svg:width="0.837cm" svg:height="0.837cm" svg:x="15.554cm" svg:y="13.308cm">
            <text:p/>
          </draw:rect>
        </draw:g>
        <draw:g>
          <draw:rect draw:style-name="gr1" draw:text-style-name="P1" draw:layer="layout" svg:width="3.629cm" svg:height="0.838cm" svg:x="16.391cm" svg:y="14.145cm">
            <text:p text:style-name="P1">Konferenzserver</text:p>
          </draw:rect>
          <draw:custom-shape draw:style-name="gr2" draw:text-style-name="P2" draw:layer="layout" svg:width="0.558cm" svg:height="0.558cm" svg:x="15.694cm" svg:y="14.285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3" draw:text-style-name="P2" draw:layer="layout" svg:width="0.837cm" svg:height="0.838cm" svg:x="15.554cm" svg:y="14.145cm">
            <text:p/>
          </draw:rect>
        </draw:g>
        <draw:g draw:id="id4">
          <draw:rect draw:style-name="gr1" draw:text-style-name="P1" draw:layer="layout" svg:width="3.629cm" svg:height="0.837cm" svg:x="16.391cm" svg:y="14.979cm">
            <text:p text:style-name="P1">Teilnehmer</text:p>
          </draw:rect>
          <draw:rect draw:style-name="gr3" draw:text-style-name="P2" draw:layer="layout" svg:width="0.837cm" svg:height="0.837cm" svg:x="15.554cm" svg:y="14.979cm">
            <text:p/>
          </draw:rect>
          <draw:custom-shape draw:style-name="gr2" draw:text-style-name="P2" draw:layer="layout" svg:width="0.558cm" svg:height="0.558cm" svg:x="15.694cm" svg:y="15.118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rect draw:style-name="gr1" draw:text-style-name="P1" draw:layer="layout" svg:width="3.629cm" svg:height="0.837cm" svg:x="9.871cm" svg:y="18.494cm">
            <text:p text:style-name="P1">Mixer</text:p>
          </draw:rect>
          <draw:custom-shape draw:style-name="gr2" draw:text-style-name="P2" draw:layer="layout" svg:width="0.558cm" svg:height="0.558cm" svg:x="9.174cm" svg:y="18.63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3" draw:text-style-name="P2" draw:layer="layout" svg:width="0.837cm" svg:height="0.837cm" svg:x="9.034cm" svg:y="18.494cm">
            <text:p/>
          </draw:rect>
        </draw:g>
        <draw:g>
          <draw:rect draw:style-name="gr1" draw:text-style-name="P1" draw:layer="layout" svg:width="3.629cm" svg:height="0.838cm" svg:x="9.871cm" svg:y="19.327cm">
            <text:p text:style-name="P1">Konferenzserver</text:p>
          </draw:rect>
          <draw:custom-shape draw:style-name="gr2" draw:text-style-name="P2" draw:layer="layout" svg:width="0.558cm" svg:height="0.558cm" svg:x="9.174cm" svg:y="19.467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3" draw:text-style-name="P2" draw:layer="layout" svg:width="0.837cm" svg:height="0.838cm" svg:x="9.034cm" svg:y="19.327cm">
            <text:p/>
          </draw:rect>
        </draw:g>
        <draw:g draw:id="id2">
          <draw:rect draw:style-name="gr1" draw:text-style-name="P1" draw:layer="layout" svg:width="3.629cm" svg:height="0.837cm" svg:x="9.871cm" svg:y="20.17cm">
            <text:p text:style-name="P1">Teilnehmer</text:p>
          </draw:rect>
          <draw:rect draw:style-name="gr3" draw:text-style-name="P2" draw:layer="layout" svg:width="0.837cm" svg:height="0.837cm" svg:x="9.034cm" svg:y="20.17cm">
            <text:p/>
          </draw:rect>
          <draw:custom-shape draw:style-name="gr2" draw:text-style-name="P2" draw:layer="layout" svg:width="0.558cm" svg:height="0.558cm" svg:x="9.174cm" svg:y="20.309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rect draw:style-name="gr1" draw:text-style-name="P1" draw:layer="layout" svg:width="3.629cm" svg:height="0.837cm" svg:x="9.871cm" svg:y="8.5cm">
            <text:p text:style-name="P1">Mixer</text:p>
          </draw:rect>
          <draw:custom-shape draw:style-name="gr2" draw:text-style-name="P2" draw:layer="layout" svg:width="0.558cm" svg:height="0.558cm" svg:x="9.174cm" svg:y="8.6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3" draw:text-style-name="P2" draw:layer="layout" svg:width="0.837cm" svg:height="0.837cm" svg:x="9.034cm" svg:y="8.5cm">
            <text:p/>
          </draw:rect>
        </draw:g>
        <draw:g>
          <draw:rect draw:style-name="gr1" draw:text-style-name="P1" draw:layer="layout" svg:width="3.629cm" svg:height="0.838cm" svg:x="9.871cm" svg:y="9.337cm">
            <text:p text:style-name="P1">Konferenzserver</text:p>
          </draw:rect>
          <draw:custom-shape draw:style-name="gr2" draw:text-style-name="P2" draw:layer="layout" svg:width="0.558cm" svg:height="0.558cm" svg:x="9.174cm" svg:y="9.477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3" draw:text-style-name="P2" draw:layer="layout" svg:width="0.837cm" svg:height="0.838cm" svg:x="9.034cm" svg:y="9.337cm">
            <text:p/>
          </draw:rect>
        </draw:g>
        <draw:g draw:id="id3">
          <draw:rect draw:style-name="gr1" draw:text-style-name="P1" draw:layer="layout" svg:width="3.629cm" svg:height="0.837cm" svg:x="9.871cm" svg:y="10.171cm">
            <text:p text:style-name="P1">Teilnehmer</text:p>
          </draw:rect>
          <draw:rect draw:style-name="gr3" draw:text-style-name="P2" draw:layer="layout" svg:width="0.837cm" svg:height="0.837cm" svg:x="9.034cm" svg:y="10.171cm">
            <text:p/>
          </draw:rect>
          <draw:custom-shape draw:style-name="gr2" draw:text-style-name="P2" draw:layer="layout" svg:width="0.558cm" svg:height="0.558cm" svg:x="9.174cm" svg:y="10.31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onnector draw:style-name="gr4" draw:text-style-name="P3" draw:layer="layout" svg:x1="6.52cm" svg:y1="15.397cm" svg:x2="9.034cm" svg:y2="20.588cm" draw:start-shape="id1" draw:start-glue-point="1" draw:end-shape="id2">
          <text:p/>
        </draw:connector>
        <draw:connector draw:style-name="gr4" draw:text-style-name="P3" draw:layer="layout" svg:x1="9.034cm" svg:y1="10.589cm" svg:x2="6.52cm" svg:y2="15.397cm" draw:start-shape="id3" draw:end-shape="id1" draw:end-glue-point="1">
          <text:p/>
        </draw:connector>
        <draw:connector draw:style-name="gr4" draw:text-style-name="P3" draw:layer="layout" svg:x1="13.5cm" svg:y1="10.589cm" svg:x2="15.554cm" svg:y2="15.397cm" draw:start-shape="id3" draw:start-glue-point="1" draw:end-shape="id4" draw:end-glue-point="3">
          <text:p/>
        </draw:connector>
        <draw:connector draw:style-name="gr4" draw:text-style-name="P3" draw:layer="layout" svg:x1="15.554cm" svg:y1="15.397cm" svg:x2="13.5cm" svg:y2="20.588cm" draw:start-shape="id4" draw:start-glue-point="3" draw:end-shape="id2" draw:end-glue-point="1">
          <text:p/>
        </draw:connector>
      </draw:page>
      <draw:page draw:name="page2" draw:style-name="dp1" draw:master-page-name="Standard">
        <office:forms form:automatic-focus="false" form:apply-design-mode="false"/>
        <draw:g>
          <draw:rect draw:style-name="gr1" draw:text-style-name="P1" draw:layer="layout" svg:width="3.629cm" svg:height="0.837cm" svg:x="1.871cm" svg:y="9.664cm">
            <text:p text:style-name="P1">Spieleserver</text:p>
          </draw:rect>
          <draw:custom-shape draw:style-name="gr2" draw:text-style-name="P2" draw:layer="layout" svg:width="0.558cm" svg:height="0.558cm" svg:x="1.174cm" svg:y="9.803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3" draw:text-style-name="P2" draw:layer="layout" svg:width="0.837cm" svg:height="0.837cm" svg:x="1.034cm" svg:y="9.66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6T08:54:57</meta:creation-date>
    <dc:creator>Thomas Plotkowiak</dc:creator>
    <dc:date>2008-05-06T09:17:38</dc:dat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